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Genev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style:font-name="Arial" fo:font-size="8.25pt" fo:letter-spacing="normal" fo:font-style="normal" fo:font-weight="bold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normal"/>
    </style:style>
    <style:style style:name="P3" style:family="paragraph" style:parent-style-name="Heading_20_3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bold"/>
    </style:style>
    <style:style style:name="P4" style:family="paragraph" style:parent-style-name="Heading_20_4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bold"/>
    </style:style>
    <style:style style:name="P5" style:family="paragraph" style:parent-style-name="Heading_20_4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-left="0in" fo:padding-right="0in" fo:padding-top="0in" fo:padding-bottom="0.0311in" fo:border-left="none" fo:border-right="none" fo:border-top="none" fo:border-bottom="0.06pt solid #dedede"/>
      <style:text-properties fo:font-variant="normal" fo:text-transform="none" fo:color="#333333" style:font-name="Arial" fo:font-size="8.25pt" fo:letter-spacing="normal" fo:font-style="normal" fo:font-weight="normal"/>
    </style:style>
    <style:style style:name="T1" style:family="text">
      <style:text-properties officeooo:rsid="0005fac8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1">Hellow world from new branch hanan</text:span><text:line-break/>Hadoop Fundamentals</text:h>
      <text:list xml:id="list7144873968732396391" text:style-name="L1">
        <text:list-item>
          <text:list>
            <text:list-item>
              <text:list>
                <text:list-item>
                  <text:list>
                    <text:list-item>
                      <text:h text:style-name="P4" text:outline-level="4">Chapter 1Meet Hadoop</text:h>
                    </text:list-item>
                  </text:list>
                </text:list-item>
                <text:list-item>
                  <text:p text:style-name="P2">Data!</text:p>
                </text:list-item>
                <text:list-item>
                  <text:p text:style-name="P2">Data Storage and Analysis</text:p>
                </text:list-item>
                <text:list-item>
                  <text:p text:style-name="P2">Querying All Your Data</text:p>
                </text:list-item>
                <text:list-item>
                  <text:p text:style-name="P2">Beyond Batch</text:p>
                </text:list-item>
                <text:list-item>
                  <text:p text:style-name="P2">Comparison with Other Systems</text:p>
                </text:list-item>
                <text:list-item>
                  <text:p text:style-name="P2">A Brief History of Apache Hadoop</text:p>
                </text:list-item>
                <text:list-item>
                  <text:p text:style-name="P2">What’s in This Book?</text:p>
                  <text:list>
                    <text:list-item>
                      <text:h text:style-name="P4" text:outline-level="4">Chapter 2MapReduce</text:h>
                    </text:list-item>
                  </text:list>
                </text:list-item>
                <text:list-item>
                  <text:p text:style-name="P2">A Weather Dataset</text:p>
                </text:list-item>
                <text:list-item>
                  <text:p text:style-name="P2">Analyzing the Data with Unix Tools</text:p>
                </text:list-item>
                <text:list-item>
                  <text:p text:style-name="P2">Analyzing the Data with Hadoop</text:p>
                </text:list-item>
                <text:list-item>
                  <text:p text:style-name="P2">Scaling Out</text:p>
                </text:list-item>
                <text:list-item>
                  <text:p text:style-name="P2">Hadoop Streaming</text:p>
                  <text:list>
                    <text:list-item>
                      <text:h text:style-name="P4" text:outline-level="4">Chapter 3The Hadoop Distributed Filesystem</text:h>
                    </text:list-item>
                  </text:list>
                </text:list-item>
                <text:list-item>
                  <text:p text:style-name="P2">The Design of HDFS</text:p>
                </text:list-item>
                <text:list-item>
                  <text:p text:style-name="P2">HDFS Concepts</text:p>
                </text:list-item>
                <text:list-item>
                  <text:p text:style-name="P2">The Command-Line Interface</text:p>
                </text:list-item>
                <text:list-item>
                  <text:p text:style-name="P2">Hadoop Filesystems</text:p>
                </text:list-item>
                <text:list-item>
                  <text:p text:style-name="P2">The Java Interface</text:p>
                </text:list-item>
                <text:list-item>
                  <text:p text:style-name="P2">Data Flow</text:p>
                </text:list-item>
                <text:list-item>
                  <text:p text:style-name="P2">Parallel Copying with distcp</text:p>
                  <text:list>
                    <text:list-item>
                      <text:h text:style-name="P4" text:outline-level="4">Chapter 4YARN</text:h>
                    </text:list-item>
                  </text:list>
                </text:list-item>
                <text:list-item>
                  <text:p text:style-name="P2">Anatomy of a YARN Application Run</text:p>
                </text:list-item>
                <text:list-item>
                  <text:p text:style-name="P2">YARN Compared to MapReduce 1</text:p>
                </text:list-item>
                <text:list-item>
                  <text:p text:style-name="P2">Scheduling in YARN</text:p>
                </text:list-item>
                <text:list-item>
                  <text:p text:style-name="P2">Further Reading</text:p>
                  <text:list>
                    <text:list-item>
                      <text:h text:style-name="P4" text:outline-level="4">Chapter 5Hadoop I/O</text:h>
                    </text:list-item>
                  </text:list>
                </text:list-item>
                <text:list-item>
                  <text:p text:style-name="P2">Data Integrity</text:p>
                </text:list-item>
                <text:list-item>
                  <text:p text:style-name="P2">Compression</text:p>
                </text:list-item>
                <text:list-item>
                  <text:p text:style-name="P2">Serialization</text:p>
                </text:list-item>
                <text:list-item>
                  <text:p text:style-name="P2">File-Based Data Structures</text:p>
                </text:list-item>
                <text:list-item>
                  <text:h text:style-name="P3" text:outline-level="3">MapReduce</text:h>
                  <text:list>
                    <text:list-item>
                      <text:h text:style-name="P4" text:outline-level="4">Chapter 1Developing a MapReduce Application</text:h>
                    </text:list-item>
                  </text:list>
                </text:list-item>
                <text:list-item>
                  <text:p text:style-name="P2">The Configuration API</text:p>
                </text:list-item>
                <text:list-item>
                  <text:p text:style-name="P2">Setting Up the Development Environment</text:p>
                </text:list-item>
                <text:list-item>
                  <text:p text:style-name="P2">Writing a Unit Test with MRUnit</text:p>
                </text:list-item>
                <text:list-item>
                  <text:p text:style-name="P2">Running Locally on Test Data</text:p>
                </text:list-item>
                <text:list-item>
                  <text:p text:style-name="P2">Running on a Cluster</text:p>
                </text:list-item>
                <text:list-item>
                  <text:p text:style-name="P2">Tuning a Job</text:p>
                </text:list-item>
                <text:list-item>
                  <text:p text:style-name="P2">MapReduce Workflows</text:p>
                  <text:list>
                    <text:list-item>
                      <text:h text:style-name="P4" text:outline-level="4">Chapter 2How MapReduce Works</text:h>
                    </text:list-item>
                  </text:list>
                </text:list-item>
                <text:list-item>
                  <text:p text:style-name="P2">Anatomy of a MapReduce Job Run</text:p>
                </text:list-item>
                <text:list-item>
                  <text:p text:style-name="P2">Failures</text:p>
                </text:list-item>
                <text:list-item>
                  <text:p text:style-name="P2">Shuffle and Sort</text:p>
                </text:list-item>
                <text:list-item>
                  <text:p text:style-name="P2">Task Execution</text:p>
                  <text:list>
                    <text:list-item>
                      <text:h text:style-name="P4" text:outline-level="4">Chapter 3MapReduce Types and Formats</text:h>
                    </text:list-item>
                  </text:list>
                </text:list-item>
                <text:list-item>
                  <text:p text:style-name="P2">MapReduce Types</text:p>
                </text:list-item>
                <text:list-item>
                  <text:p text:style-name="P2">Input Formats</text:p>
                </text:list-item>
                <text:list-item>
                  <text:p text:style-name="P2">Output Formats</text:p>
                  <text:list>
                    <text:list-item>
                      <text:h text:style-name="P4" text:outline-level="4">Chapter 4MapReduce Features</text:h>
                    </text:list-item>
                  </text:list>
                </text:list-item>
                <text:list-item>
                  <text:p text:style-name="P2">Counters</text:p>
                </text:list-item>
                <text:list-item>
                  <text:p text:style-name="P2">Sorting</text:p>
                </text:list-item>
                <text:list-item>
                  <text:p text:style-name="P2">Joins</text:p>
                </text:list-item>
                <text:list-item>
                  <text:p text:style-name="P2">Side Data Distribution</text:p>
                </text:list-item>
                <text:list-item>
                  <text:p text:style-name="P2">MapReduce Library Classes</text:p>
                </text:list-item>
                <text:list-item>
                  <text:h text:style-name="P3" text:outline-level="3">Hadoop Operations</text:h>
                  <text:list>
                    <text:list-item>
                      <text:h text:style-name="P4" text:outline-level="4">Chapter 1Setting Up a Hadoop Cluster</text:h>
                    </text:list-item>
                  </text:list>
                </text:list-item>
                <text:list-item>
                  <text:p text:style-name="P2">Cluster Specification</text:p>
                </text:list-item>
                <text:list-item>
                  <text:p text:style-name="P2">Cluster Setup and Installation</text:p>
                </text:list-item>
                <text:list-item>
                  <text:p text:style-name="P2">Hadoop Configuration</text:p>
                </text:list-item>
                <text:list-item>
                  <text:p text:style-name="P2">Security</text:p>
                </text:list-item>
                <text:list-item>
                  <text:p text:style-name="P2">Benchmarking a Hadoop Cluster</text:p>
                  <text:list>
                    <text:list-item>
                      <text:h text:style-name="P4" text:outline-level="4"><text:soft-page-break/>Chapter 2Administering Hadoop</text:h>
                    </text:list-item>
                  </text:list>
                </text:list-item>
                <text:list-item>
                  <text:p text:style-name="P2">HDFS</text:p>
                </text:list-item>
                <text:list-item>
                  <text:p text:style-name="P2">Monitoring</text:p>
                </text:list-item>
                <text:list-item>
                  <text:p text:style-name="P2">Maintenance</text:p>
                </text:list-item>
                <text:list-item>
                  <text:h text:style-name="P3" text:outline-level="3">Related Projects</text:h>
                  <text:list>
                    <text:list-item>
                      <text:h text:style-name="P4" text:outline-level="4">Chapter 1Avro</text:h>
                    </text:list-item>
                  </text:list>
                </text:list-item>
                <text:list-item>
                  <text:p text:style-name="P2">Avro Data Types and Schemas</text:p>
                </text:list-item>
                <text:list-item>
                  <text:p text:style-name="P2">In-Memory Serialization and Deserialization</text:p>
                </text:list-item>
                <text:list-item>
                  <text:p text:style-name="P2">Avro Datafiles</text:p>
                </text:list-item>
                <text:list-item>
                  <text:p text:style-name="P2">Interoperability</text:p>
                </text:list-item>
                <text:list-item>
                  <text:p text:style-name="P2">Schema Resolution</text:p>
                </text:list-item>
                <text:list-item>
                  <text:p text:style-name="P2">Sort Order</text:p>
                </text:list-item>
                <text:list-item>
                  <text:p text:style-name="P2">Avro MapReduce</text:p>
                </text:list-item>
                <text:list-item>
                  <text:p text:style-name="P2">Sorting Using Avro MapReduce</text:p>
                </text:list-item>
                <text:list-item>
                  <text:p text:style-name="P2">Avro in Other Languages</text:p>
                  <text:list>
                    <text:list-item>
                      <text:h text:style-name="P4" text:outline-level="4">Chapter 2Parquet</text:h>
                    </text:list-item>
                  </text:list>
                </text:list-item>
                <text:list-item>
                  <text:p text:style-name="P2">Data Model</text:p>
                </text:list-item>
                <text:list-item>
                  <text:p text:style-name="P2">Parquet File Format</text:p>
                </text:list-item>
                <text:list-item>
                  <text:p text:style-name="P2">Parquet Configuration</text:p>
                </text:list-item>
                <text:list-item>
                  <text:p text:style-name="P2">Writing and Reading Parquet Files</text:p>
                </text:list-item>
                <text:list-item>
                  <text:p text:style-name="P2">Parquet MapReduce</text:p>
                  <text:list>
                    <text:list-item>
                      <text:h text:style-name="P4" text:outline-level="4">Chapter 3Flume</text:h>
                    </text:list-item>
                  </text:list>
                </text:list-item>
                <text:list-item>
                  <text:p text:style-name="P2">Installing Flume</text:p>
                </text:list-item>
                <text:list-item>
                  <text:p text:style-name="P2">An Example</text:p>
                </text:list-item>
                <text:list-item>
                  <text:p text:style-name="P2">Transactions and Reliability</text:p>
                </text:list-item>
                <text:list-item>
                  <text:p text:style-name="P2">The HDFS Sink</text:p>
                </text:list-item>
                <text:list-item>
                  <text:p text:style-name="P2">Fan Out</text:p>
                </text:list-item>
                <text:list-item>
                  <text:p text:style-name="P2">Distribution: Agent Tiers</text:p>
                </text:list-item>
                <text:list-item>
                  <text:p text:style-name="P2">Sink Groups</text:p>
                </text:list-item>
                <text:list-item>
                  <text:p text:style-name="P2">Integrating Flume with Applications</text:p>
                </text:list-item>
                <text:list-item>
                  <text:p text:style-name="P2">Component Catalog</text:p>
                </text:list-item>
                <text:list-item>
                  <text:p text:style-name="P2">Further Reading</text:p>
                  <text:list>
                    <text:list-item>
                      <text:h text:style-name="P4" text:outline-level="4">Chapter 4Sqoop</text:h>
                    </text:list-item>
                  </text:list>
                </text:list-item>
                <text:list-item>
                  <text:p text:style-name="P2">Getting Sqoop</text:p>
                </text:list-item>
                <text:list-item>
                  <text:p text:style-name="P2">Sqoop Connectors</text:p>
                </text:list-item>
                <text:list-item>
                  <text:p text:style-name="P2">A Sample Import</text:p>
                </text:list-item>
                <text:list-item>
                  <text:p text:style-name="P2">Generated Code</text:p>
                </text:list-item>
                <text:list-item>
                  <text:p text:style-name="P2">Imports: A Deeper Look</text:p>
                </text:list-item>
                <text:list-item>
                  <text:p text:style-name="P2">Working with Imported Data</text:p>
                </text:list-item>
                <text:list-item>
                  <text:p text:style-name="P2">Importing Large Objects</text:p>
                </text:list-item>
                <text:list-item>
                  <text:p text:style-name="P2">Performing an Export</text:p>
                </text:list-item>
                <text:list-item>
                  <text:p text:style-name="P2">Exports: A Deeper Look</text:p>
                </text:list-item>
                <text:list-item>
                  <text:p text:style-name="P2">Further Reading</text:p>
                  <text:list>
                    <text:list-item>
                      <text:h text:style-name="P4" text:outline-level="4">Chapter 5Pig</text:h>
                    </text:list-item>
                  </text:list>
                </text:list-item>
                <text:list-item>
                  <text:p text:style-name="P2">Installing and Running Pig</text:p>
                </text:list-item>
                <text:list-item>
                  <text:p text:style-name="P2">An Example</text:p>
                </text:list-item>
                <text:list-item>
                  <text:p text:style-name="P2">Comparison with Databases</text:p>
                </text:list-item>
                <text:list-item>
                  <text:p text:style-name="P2">Pig Latin</text:p>
                </text:list-item>
                <text:list-item>
                  <text:p text:style-name="P2">User-Defined Functions</text:p>
                </text:list-item>
                <text:list-item>
                  <text:p text:style-name="P2">Data Processing Operators</text:p>
                </text:list-item>
                <text:list-item>
                  <text:p text:style-name="P2">Pig in Practice</text:p>
                </text:list-item>
                <text:list-item>
                  <text:p text:style-name="P2">Further Reading</text:p>
                  <text:list>
                    <text:list-item>
                      <text:h text:style-name="P4" text:outline-level="4">Chapter 6Hive</text:h>
                    </text:list-item>
                  </text:list>
                </text:list-item>
                <text:list-item>
                  <text:p text:style-name="P2">Installing Hive</text:p>
                </text:list-item>
                <text:list-item>
                  <text:p text:style-name="P2">An Example</text:p>
                </text:list-item>
                <text:list-item>
                  <text:p text:style-name="P2">Running Hive</text:p>
                </text:list-item>
                <text:list-item>
                  <text:p text:style-name="P2">Comparison with Traditional Databases</text:p>
                </text:list-item>
                <text:list-item>
                  <text:p text:style-name="P2">HiveQL</text:p>
                </text:list-item>
                <text:list-item>
                  <text:p text:style-name="P2">Tables</text:p>
                </text:list-item>
                <text:list-item>
                  <text:p text:style-name="P2">Querying Data</text:p>
                </text:list-item>
                <text:list-item>
                  <text:p text:style-name="P2">User-Defined Functions</text:p>
                </text:list-item>
                <text:list-item>
                  <text:p text:style-name="P2">Further Reading</text:p>
                  <text:list>
                    <text:list-item>
                      <text:h text:style-name="P4" text:outline-level="4">Chapter 7Crunch</text:h>
                    </text:list-item>
                  </text:list>
                </text:list-item>
                <text:list-item>
                  <text:p text:style-name="P2">An Example</text:p>
                </text:list-item>
                <text:list-item>
                  <text:p text:style-name="P2">The Core Crunch API</text:p>
                </text:list-item>
                <text:list-item>
                  <text:p text:style-name="P2"><text:soft-page-break/>Pipeline Execution</text:p>
                </text:list-item>
                <text:list-item>
                  <text:p text:style-name="P2">Crunch Libraries</text:p>
                </text:list-item>
                <text:list-item>
                  <text:p text:style-name="P2">Further Reading</text:p>
                  <text:list>
                    <text:list-item>
                      <text:h text:style-name="P4" text:outline-level="4">Chapter 8Spark</text:h>
                    </text:list-item>
                  </text:list>
                </text:list-item>
                <text:list-item>
                  <text:p text:style-name="P2">Installing Spark</text:p>
                </text:list-item>
                <text:list-item>
                  <text:p text:style-name="P2">An Example</text:p>
                </text:list-item>
                <text:list-item>
                  <text:p text:style-name="P2">Resilient Distributed Datasets</text:p>
                </text:list-item>
                <text:list-item>
                  <text:p text:style-name="P2">Shared Variables</text:p>
                </text:list-item>
                <text:list-item>
                  <text:p text:style-name="P2">Anatomy of a Spark Job Run</text:p>
                </text:list-item>
                <text:list-item>
                  <text:p text:style-name="P2">Executors and Cluster Managers</text:p>
                </text:list-item>
                <text:list-item>
                  <text:p text:style-name="P2">Further Reading</text:p>
                  <text:list>
                    <text:list-item>
                      <text:h text:style-name="P4" text:outline-level="4">Chapter 9HBase</text:h>
                    </text:list-item>
                  </text:list>
                </text:list-item>
                <text:list-item>
                  <text:p text:style-name="P2">HBasics</text:p>
                </text:list-item>
                <text:list-item>
                  <text:p text:style-name="P2">Concepts</text:p>
                </text:list-item>
                <text:list-item>
                  <text:p text:style-name="P2">Installation</text:p>
                </text:list-item>
                <text:list-item>
                  <text:p text:style-name="P2">Clients</text:p>
                </text:list-item>
                <text:list-item>
                  <text:p text:style-name="P2">Building an Online Query Application</text:p>
                </text:list-item>
                <text:list-item>
                  <text:p text:style-name="P2">HBase Versus RDBMS</text:p>
                </text:list-item>
                <text:list-item>
                  <text:p text:style-name="P2">Praxis</text:p>
                </text:list-item>
                <text:list-item>
                  <text:p text:style-name="P2">Further Reading</text:p>
                  <text:list>
                    <text:list-item>
                      <text:h text:style-name="P4" text:outline-level="4">Chapter 10ZooKeeper</text:h>
                    </text:list-item>
                  </text:list>
                </text:list-item>
                <text:list-item>
                  <text:p text:style-name="P2">Installing and Running ZooKeeper</text:p>
                </text:list-item>
                <text:list-item>
                  <text:p text:style-name="P2">An Example</text:p>
                </text:list-item>
                <text:list-item>
                  <text:p text:style-name="P2">The ZooKeeper Service</text:p>
                </text:list-item>
                <text:list-item>
                  <text:p text:style-name="P2">Building Applications with ZooKeeper</text:p>
                </text:list-item>
                <text:list-item>
                  <text:p text:style-name="P2">ZooKeeper in Production</text:p>
                </text:list-item>
                <text:list-item>
                  <text:p text:style-name="P2">Further Reading</text:p>
                  <text:list>
                    <text:list-item>
                      <text:h text:style-name="P5" text:outline-level="4">Case Studies</text:h>
                    </text:list-item>
                    <text:list-item>
                      <text:h text:style-name="P4" text:outline-level="4">Chapter 1Composable Data at Cerner</text:h>
                    </text:list-item>
                    <text:list-item>
                      <text:p text:style-name="P2">From CPUs to Semantic Integration</text:p>
                    </text:list-item>
                    <text:list-item>
                      <text:p text:style-name="P2">Enter Apache Crunch</text:p>
                    </text:list-item>
                    <text:list-item>
                      <text:p text:style-name="P2">Building a Complete Picture</text:p>
                    </text:list-item>
                    <text:list-item>
                      <text:p text:style-name="P2">Integrating Healthcare Data</text:p>
                    </text:list-item>
                    <text:list-item>
                      <text:p text:style-name="P2">Composability over Frameworks</text:p>
                    </text:list-item>
                    <text:list-item>
                      <text:p text:style-name="P2">Moving Forward</text:p>
                    </text:list-item>
                    <text:list-item>
                      <text:h text:style-name="P4" text:outline-level="4">Chapter 2Biological Data Science: Saving Lives with Software</text:h>
                    </text:list-item>
                    <text:list-item>
                      <text:p text:style-name="P2">The Structure of DNA</text:p>
                    </text:list-item>
                    <text:list-item>
                      <text:p text:style-name="P2">The Genetic Code: Turning DNA Letters into Proteins</text:p>
                    </text:list-item>
                    <text:list-item>
                      <text:p text:style-name="P2">Thinking of DNA as Source Code</text:p>
                    </text:list-item>
                    <text:list-item>
                      <text:p text:style-name="P2">The Human Genome Project and Reference Genomes</text:p>
                    </text:list-item>
                    <text:list-item>
                      <text:p text:style-name="P2">Sequencing and Aligning DNA</text:p>
                    </text:list-item>
                    <text:list-item>
                      <text:p text:style-name="P2">ADAM, A Scalable Genome Analysis Platform</text:p>
                    </text:list-item>
                    <text:list-item>
                      <text:p text:style-name="P2">From Personalized Ads to Personalized Medicine</text:p>
                    </text:list-item>
                    <text:list-item>
                      <text:p text:style-name="P2">Join In</text:p>
                    </text:list-item>
                    <text:list-item>
                      <text:h text:style-name="P4" text:outline-level="4">Chapter 3Cascading</text:h>
                    </text:list-item>
                    <text:list-item>
                      <text:p text:style-name="P2">Fields, Tuples, and Pipes</text:p>
                    </text:list-item>
                    <text:list-item>
                      <text:p text:style-name="P2">Operations</text:p>
                    </text:list-item>
                    <text:list-item>
                      <text:p text:style-name="P2">Taps, Schemes, and Flows</text:p>
                    </text:list-item>
                    <text:list-item>
                      <text:p text:style-name="P2">Cascading in Practice</text:p>
                    </text:list-item>
                    <text:list-item>
                      <text:p text:style-name="P2">Flexibility</text:p>
                    </text:list-item>
                    <text:list-item>
                      <text:p text:style-name="P2">Hadoop and Cascading at ShareThis</text:p>
                    </text:list-item>
                    <text:list-item>
                      <text:p text:style-name="P2">Summary</text:p>
                    </text:list-item>
                    <text:list-item>
                      <text:h text:style-name="P4" text:outline-level="4">Appendix Installing Apache Hadoop</text:h>
                    </text:list-item>
                    <text:list-item>
                      <text:p text:style-name="P2">Prerequisites</text:p>
                    </text:list-item>
                    <text:list-item>
                      <text:p text:style-name="P2">Installation</text:p>
                    </text:list-item>
                    <text:list-item>
                      <text:p text:style-name="P2">Configuration</text:p>
                    </text:list-item>
                    <text:list-item>
                      <text:h text:style-name="P4" text:outline-level="4">Appendix Cloudera’s Distribution Including Apache Hadoop</text:h>
                    </text:list-item>
                    <text:list-item>
                      <text:h text:style-name="P4" text:outline-level="4">Appendix Preparing the NCDC Weather Data</text:h>
                    </text:list-item>
                    <text:list-item>
                      <text:h text:style-name="P4" text:outline-level="4">Appendix The Old and New Java MapReduce APIs</text:h>
                    </text:list-item>
                  </text:list>
                </text:list-item>
                <text:list-item>
                  <text:h text:style-name="P3" text:outline-level="3">Case Studies</text:h>
                  <text:list>
                    <text:list-item>
                      <text:h text:style-name="P4" text:outline-level="4">Chapter 1Composable Data at Cerner</text:h>
                    </text:list-item>
                  </text:list>
                </text:list-item>
                <text:list-item>
                  <text:p text:style-name="P2">From CPUs to Semantic Integration</text:p>
                </text:list-item>
                <text:list-item>
                  <text:p text:style-name="P2">Enter Apache Crunch</text:p>
                </text:list-item>
                <text:list-item>
                  <text:p text:style-name="P2">Building a Complete Picture</text:p>
                </text:list-item>
                <text:list-item>
                  <text:p text:style-name="P2">Integrating Healthcare Data</text:p>
                </text:list-item>
                <text:list-item>
                  <text:p text:style-name="P2">Composability over Frameworks</text:p>
                </text:list-item>
                <text:list-item>
                  <text:p text:style-name="P2"><text:soft-page-break/>Moving Forward</text:p>
                  <text:list>
                    <text:list-item>
                      <text:h text:style-name="P4" text:outline-level="4">Chapter 2Biological Data Science: Saving Lives with Software</text:h>
                    </text:list-item>
                  </text:list>
                </text:list-item>
                <text:list-item>
                  <text:p text:style-name="P2">The Structure of DNA</text:p>
                </text:list-item>
                <text:list-item>
                  <text:p text:style-name="P2">The Genetic Code: Turning DNA Letters into Proteins</text:p>
                </text:list-item>
                <text:list-item>
                  <text:p text:style-name="P2">Thinking of DNA as Source Code</text:p>
                </text:list-item>
                <text:list-item>
                  <text:p text:style-name="P2">The Human Genome Project and Reference Genomes</text:p>
                </text:list-item>
                <text:list-item>
                  <text:p text:style-name="P2">Sequencing and Aligning DNA</text:p>
                </text:list-item>
                <text:list-item>
                  <text:p text:style-name="P2">ADAM, A Scalable Genome Analysis Platform</text:p>
                </text:list-item>
                <text:list-item>
                  <text:p text:style-name="P2">From Personalized Ads to Personalized Medicine</text:p>
                </text:list-item>
                <text:list-item>
                  <text:p text:style-name="P2">Join In</text:p>
                  <text:list>
                    <text:list-item>
                      <text:h text:style-name="P4" text:outline-level="4">Chapter 3Cascading</text:h>
                    </text:list-item>
                  </text:list>
                </text:list-item>
                <text:list-item>
                  <text:p text:style-name="P2">Fields, Tuples, and Pipes</text:p>
                </text:list-item>
                <text:list-item>
                  <text:p text:style-name="P2">Operations</text:p>
                </text:list-item>
                <text:list-item>
                  <text:p text:style-name="P2">Taps, Schemes, and Flows</text:p>
                </text:list-item>
                <text:list-item>
                  <text:p text:style-name="P2">Cascading in Practice</text:p>
                </text:list-item>
                <text:list-item>
                  <text:p text:style-name="P2">Flexibility</text:p>
                </text:list-item>
                <text:list-item>
                  <text:p text:style-name="P2">Hadoop and Cascading at ShareThis</text:p>
                </text:list-item>
                <text:list-item>
                  <text:p text:style-name="P2">Summary</text:p>
                  <text:list>
                    <text:list-item>
                      <text:h text:style-name="P4" text:outline-level="4">Appendix Installing Apache Hadoop</text:h>
                    </text:list-item>
                  </text:list>
                </text:list-item>
                <text:list-item>
                  <text:p text:style-name="P2">Prerequisites</text:p>
                </text:list-item>
                <text:list-item>
                  <text:p text:style-name="P2">Installation</text:p>
                </text:list-item>
                <text:list-item>
                  <text:p text:style-name="P2">Configuration</text:p>
                  <text:list>
                    <text:list-item>
                      <text:h text:style-name="P4" text:outline-level="4">Appendix Cloudera’s Distribution Including Apache Hadoop</text:h>
                    </text:list-item>
                    <text:list-item>
                      <text:h text:style-name="P4" text:outline-level="4">Appendix Preparing the NCDC Weather Data</text:h>
                    </text:list-item>
                    <text:list-item>
                      <text:h text:style-name="P4" text:outline-level="4">Appendix The Old and New Java MapReduce APIs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Geneva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3:09:28.467000788</meta:creation-date>
    <dc:date>2017-04-04T13:00:30.897695769</dc:date>
    <meta:editing-duration>PT3H42M53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4" meta:paragraph-count="220" meta:word-count="901" meta:character-count="5415" meta:non-whitespace-character-count="4953"/>
  </office:meta>
</office:document-meta>
</file>